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27cm"/>
    </style:style>
    <style:style style:name="gr6" style:family="graphic" style:parent-style-name="standard">
      <style:graphic-properties draw:stroke="none" svg:stroke-color="#000000" draw:fill="none" draw:fill-color="#ffffff" fo:min-height="1.081cm"/>
    </style:style>
    <style:style style:name="gr7" style:family="graphic" style:parent-style-name="standard">
      <style:graphic-properties draw:stroke="none" svg:stroke-color="#000000" draw:fill="none" draw:fill-color="#ffffff" fo:min-height="1.148cm"/>
    </style:style>
    <style:style style:name="gr8" style:family="graphic" style:parent-style-name="standard">
      <style:graphic-properties draw:stroke="none" svg:stroke-color="#000000" draw:fill="none" draw:fill-color="#ffffff" fo:min-height="1.08cm"/>
    </style:style>
    <style:style style:name="gr9" style:family="graphic" style:parent-style-name="standard">
      <style:graphic-properties draw:stroke="none" svg:stroke-color="#000000" draw:fill="none" draw:fill-color="#ffffff" fo:min-height="1.101cm"/>
    </style:style>
    <style:style style:name="gr10" style:family="graphic" style:parent-style-name="standard">
      <style:graphic-properties draw:stroke="none" svg:stroke-color="#000000" draw:fill="none" draw:fill-color="#ffffff" fo:min-height="1.369cm"/>
    </style:style>
    <style:style style:name="gr11" style:family="graphic" style:parent-style-name="standard">
      <style:graphic-properties draw:stroke="none" svg:stroke-color="#000000" draw:fill="none" draw:fill-color="#ffffff" fo:min-height="0.365cm"/>
    </style:style>
    <style:style style:name="P1" style:family="paragraph">
      <style:paragraph-properties fo:text-align="center"/>
    </style:style>
    <style:style style:name="P2" style:family="paragraph">
      <style:text-properties fo:color="#008000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8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176cm" svg:height="6.731cm" svg:x="1.889cm" svg:y="0.619cm">
          <text:p/>
        </draw:rect>
        <draw:custom-shape draw:style-name="gr2" draw:text-style-name="P1" draw:layer="layout" svg:width="17.272cm" svg:height="10.287cm" svg:x="2.397cm" svg:y="14.71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9.906cm" svg:height="2.413cm" svg:x="2.905cm" svg:y="8.239cm">
          <text:p text:style-name="P1">Attack <text:s/>Script</text:p>
          <text:p text:style-name="P1"><text:s/>in Python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1" draw:layer="layout" svg:x1="7.35cm" svg:y1="8.493cm" svg:x2="7.35cm" svg:y2="6.334cm">
          <text:p/>
        </draw:line>
        <draw:frame draw:style-name="gr5" draw:text-style-name="P2" draw:layer="layout" svg:width="9.525cm" svg:height="1.377cm" svg:x="3.413cm" svg:y="7.604cm">
          <draw:text-box>
            <text:p><text:span text:style-name="T1">Creates valid / invalid resource request</text:span></text:p>
          </draw:text-box>
        </draw:frame>
        <draw:frame draw:style-name="gr6" draw:layer="layout" svg:width="5.08cm" svg:height="1.331cm" svg:x="7.731cm" svg:y="14.589cm">
          <draw:text-box>
            <text:p>Attack Script</text:p>
          </draw:text-box>
        </draw:frame>
        <draw:frame draw:style-name="gr7" draw:layer="layout" svg:width="5.08cm" svg:height="1.398cm" svg:x="15.859cm" svg:y="17.637cm">
          <draw:text-box>
            <text:p>Thread1000</text:p>
          </draw:text-box>
        </draw:frame>
        <draw:frame draw:style-name="gr8" draw:layer="layout" svg:width="5.08cm" svg:height="1.33cm" svg:x="3.286cm" svg:y="17.784cm">
          <draw:text-box>
            <text:p>Thread1</text:p>
          </draw:text-box>
        </draw:frame>
        <draw:frame draw:style-name="gr9" draw:layer="layout" svg:width="3.302cm" svg:height="1.351cm" svg:x="7.604cm" svg:y="17.637cm">
          <draw:text-box>
            <text:p>Thread2</text:p>
          </draw:text-box>
        </draw:frame>
        <draw:frame draw:style-name="gr9" draw:layer="layout" svg:width="3.302cm" svg:height="1.351cm" svg:x="12.049cm" svg:y="17.637cm">
          <draw:text-box>
            <text:p>…...</text:p>
          </draw:text-box>
        </draw:frame>
        <draw:frame draw:style-name="gr10" draw:text-style-name="P1" draw:layer="layout" svg:width="9.144cm" svg:height="1.675cm" svg:x="5.953cm" svg:y="21.169cm">
          <draw:text-box>
            <text:p text:style-name="P1">Resource Exhaustion Request (curl) to Keystone</text:p>
          </draw:text-box>
        </draw:frame>
        <draw:line draw:style-name="gr4" draw:text-style-name="P1" draw:layer="layout" svg:x1="9.509cm" svg:y1="15.605cm" svg:x2="9.382cm" svg:y2="17.764cm">
          <text:p/>
        </draw:line>
        <draw:line draw:style-name="gr4" draw:text-style-name="P1" draw:layer="layout" svg:x1="9.382cm" svg:y1="15.732cm" svg:x2="4.556cm" svg:y2="17.891cm">
          <text:p/>
        </draw:line>
        <draw:line draw:style-name="gr4" draw:text-style-name="P1" draw:layer="layout" svg:x1="9.509cm" svg:y1="15.732cm" svg:x2="17.764cm" svg:y2="17.764cm">
          <text:p/>
        </draw:line>
        <draw:line draw:style-name="gr4" draw:text-style-name="P1" draw:layer="layout" svg:x1="4.683cm" svg:y1="18.78cm" svg:x2="8.62cm" svg:y2="21.193cm">
          <text:p/>
        </draw:line>
        <draw:line draw:style-name="gr4" draw:text-style-name="P1" draw:layer="layout" svg:x1="9.128cm" svg:y1="18.907cm" svg:x2="9.128cm" svg:y2="21.32cm">
          <text:p/>
        </draw:line>
        <draw:line draw:style-name="gr4" draw:text-style-name="P1" draw:layer="layout" svg:x1="17.891cm" svg:y1="18.78cm" svg:x2="9.509cm" svg:y2="21.193cm">
          <text:p/>
        </draw:line>
        <draw:custom-shape draw:style-name="gr3" draw:text-style-name="P1" draw:layer="layout" svg:width="11.049cm" svg:height="2.413cm" svg:x="2.016cm" svg:y="8.238cm">
          <text:p text:style-name="P1">Attack <text:s/>Script</text:p>
          <text:p text:style-name="P1"><text:s/>in Python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9.906cm" svg:height="1.879cm" svg:x="2.778cm" svg:y="4.937cm">
          <text:p text:style-name="P1">Keystone Serv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525cm" svg:height="2.794cm" svg:x="2.905cm" svg:y="1cm">
          <text:p text:style-name="P1"/>
          <text:p text:style-name="P1"/>
          <text:p text:style-name="P1">Resource Monitoring</text:p>
          <text:p text:style-name="P1">Shell script</text:p>
          <text:p text:style-name="P1"/>
          <text:p text:style-name="P1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1" draw:layer="layout" svg:x1="7.096cm" svg:y1="2.903cm" svg:x2="7.096cm" svg:y2="5.445cm">
          <text:p/>
        </draw:line>
        <draw:frame draw:style-name="gr11" draw:text-style-name="P2" draw:layer="layout" svg:width="9.668cm" svg:height="0.738cm" svg:x="2.889cm" svg:y="2.925cm">
          <draw:text-box>
            <text:p><text:span text:style-name="T1">Monitors CPU &amp; Memory usage in 5s Interval</text:span></text:p>
          </draw:text-box>
        </draw:frame>
        <draw:custom-shape draw:style-name="gr3" draw:text-style-name="P1" draw:layer="layout" svg:width="9.906cm" svg:height="1.879cm" svg:x="2.778cm" svg:y="4.936cm">
          <text:p text:style-name="P1">Keystone Serv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525cm" svg:height="2.794cm" svg:x="2.905cm" svg:y="0.999cm">
          <text:p text:style-name="P1"/>
          <text:p text:style-name="P1"/>
          <text:p text:style-name="P1">Resource Monitoring</text:p>
          <text:p text:style-name="P1">Shell script</text:p>
          <text:p text:style-name="P1"/>
          <text:p text:style-name="P1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1" draw:layer="layout" svg:x1="7.096cm" svg:y1="2.902cm" svg:x2="7.096cm" svg:y2="5.444cm">
          <text:p/>
        </draw:line>
        <draw:frame draw:style-name="gr11" draw:text-style-name="P2" draw:layer="layout" svg:width="9.668cm" svg:height="0.738cm" svg:x="2.889cm" svg:y="2.924cm">
          <draw:text-box>
            <text:p><text:span text:style-name="T1">Monitors CPU &amp; Memory usage in 5s Interval</text:span></text:p>
          </draw:text-box>
        </draw:frame>
        <draw:line draw:style-name="gr4" draw:text-style-name="P1" draw:layer="layout" svg:x1="7.35cm" svg:y1="8.492cm" svg:x2="7.35cm" svg:y2="6.3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7T16:51:00.78</meta:creation-date>
    <dc:date>2013-12-12T18:41:18.94</dc:date>
    <meta:editing-duration>PT1H2M53S</meta:editing-duration>
    <meta:editing-cycles>2</meta:editing-cycles>
    <meta:generator>OpenOffice.org/3.4$Win32 OpenOffice.org_project/340m1$Build-9590</meta:generator>
    <meta:document-statistic meta:object-count="27"/>
  </office:meta>
</office:document-meta>
</file>